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lgerian4" svg:font-family="Algerian" style:font-family-generic="decorativ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Noto Sans Mono CJK SC" svg:font-family="'Noto Sans Mono CJK SC'" style:font-family-generic="modern" style:font-pitch="fixed"/>
    <style:font-face style:name="Algerian" svg:font-family="Algerian" style:font-family-generic="decorative" style:font-pitch="variable"/>
    <style:font-face style:name="Algerian2" svg:font-family="Algerian" style:font-adornments="Gras" style:font-family-generic="decorative" style:font-pitch="variable"/>
    <style:font-face style:name="Algerian1" svg:font-family="Algerian" style:font-adornments="Normal" style:font-family-generic="decorative" style:font-pitch="variable"/>
    <style:font-face style:name="Algerian3" svg:font-family="Algerian" style:font-family-generic="roman" style:font-pitch="variable"/>
    <style:font-face style:name="Calibri1"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automatic-styles>
    <style:style style:name="P1" style:family="paragraph" style:parent-style-name="Header">
      <style:text-properties officeooo:rsid="00098d19" officeooo:paragraph-rsid="00098d19"/>
    </style:style>
    <style:style style:name="P2" style:family="paragraph" style:parent-style-name="Standard">
      <style:paragraph-properties style:writing-mode="lr-tb"/>
      <style:text-properties fo:language="en" fo:country="US"/>
    </style:style>
    <style:style style:name="P3" style:family="paragraph" style:parent-style-name="Standard">
      <style:paragraph-properties fo:text-align="center" style:justify-single-word="false" style:writing-mode="lr-tb"/>
      <style:text-properties fo:language="en" fo:country="US" officeooo:paragraph-rsid="00098d19"/>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Subtitle">
      <style:text-properties style:font-name="Algerian" fo:language="en" fo:country="US"/>
    </style:style>
    <style:style style:name="P6" style:family="paragraph" style:parent-style-name="Title">
      <style:text-properties style:use-window-font-color="true" style:font-name="Algerian4" fo:language="en" fo:country="US"/>
    </style:style>
    <style:style style:name="P7" style:family="paragraph" style:parent-style-name="Heading_20_1" style:list-style-name="">
      <style:paragraph-properties fo:text-align="center" style:justify-single-word="false">
        <style:tab-stops/>
      </style:paragraph-properties>
    </style:style>
    <style:style style:name="P8" style:family="paragraph" style:parent-style-name="Heading_20_1">
      <style:paragraph-properties fo:break-before="page"/>
    </style:style>
    <style:style style:name="P9" style:family="paragraph" style:parent-style-name="Heading_20_1">
      <style:paragraph-properties fo:break-before="page"/>
      <style:text-properties fo:language="en" fo:country="US"/>
    </style:style>
    <style:style style:name="P10" style:family="paragraph" style:parent-style-name="Heading_20_1" style:list-style-name="">
      <style:paragraph-properties fo:text-align="center" style:justify-single-word="false" fo:break-before="page">
        <style:tab-stops/>
      </style:paragraph-properties>
      <style:text-properties fo:language="en" fo:country="US"/>
    </style:style>
    <style:style style:name="P11" style:family="paragraph">
      <style:text-properties fo:color="#ff0000"/>
    </style:style>
    <style:style style:name="P12" style:family="paragraph" style:parent-style-name="Text_20_body">
      <style:paragraph-properties fo:margin-left="0cm" fo:margin-right="0cm" fo:text-indent="0cm" style:auto-text-indent="false"/>
      <style:text-properties style:use-window-font-color="true" officeooo:rsid="00157d1e" officeooo:paragraph-rsid="00157d1e"/>
    </style:style>
    <style:style style:name="P13" style:family="paragraph" style:parent-style-name="Text_20_body">
      <style:text-properties fo:color="#ff0000"/>
    </style:style>
    <style:style style:name="T1" style:family="text">
      <style:text-properties style:font-name="Algerian"/>
    </style:style>
    <style:style style:name="T2" style:family="text">
      <style:text-properties style:use-window-font-color="true"/>
    </style:style>
    <style:style style:name="T3" style:family="text">
      <style:text-properties style:use-window-font-color="true" officeooo:rsid="00157d1e"/>
    </style:style>
    <style:style style:name="T4" style:family="text">
      <style:text-properties style:use-window-font-color="true" officeooo:rsid="0015fc74"/>
    </style:style>
    <style:style style:name="T5" style:family="text">
      <style:text-properties style:use-window-font-color="true" style:font-name="Calibri" fo:font-size="11pt" fo:language="en" fo:country="US" officeooo:rsid="0018f24c"/>
    </style:style>
    <style:style style:name="T6" style:family="text">
      <style:text-properties officeooo:rsid="0012d0d0"/>
    </style:style>
    <style:style style:name="T7" style:family="text">
      <style:text-properties officeooo:rsid="001405b2"/>
    </style:style>
    <style:style style:name="T8" style:family="text">
      <style:text-properties officeooo:rsid="00157d1e"/>
    </style:style>
    <style:style style:name="T9" style:family="text">
      <style:text-properties fo:language="en" fo:country="US"/>
    </style:style>
    <style:style style:name="T10" style:family="text">
      <style:text-properties fo:language="en" fo:country="US" officeooo:rsid="00179c62"/>
    </style:style>
    <style:style style:name="T11" style:family="text">
      <style:text-properties officeooo:rsid="0015fc74"/>
    </style:style>
    <style:style style:name="T12" style:family="text">
      <style:text-properties style:font-name="Calibri" fo:font-size="11pt" fo:language="en" fo:country="US" officeooo:rsid="00179c62"/>
    </style:style>
    <style:style style:name="T13" style:family="text">
      <style:text-properties style:font-name="Calibri" fo:font-size="11pt" fo:language="en" fo:country="US" officeooo:rsid="0018d56a"/>
    </style:style>
    <style:style style:name="T14" style:family="text">
      <style:text-properties style:font-name="Calibri" fo:font-size="11pt" fo:language="en" fo:country="US" officeooo:rsid="0018f24c"/>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Nepheshria</text:p>
      <text:p text:style-name="P5">Rules Boo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0" text:outline-level="1"/>
      <text:h text:style-name="P9" text:outline-level="1">Content</text:h>
      <text:p text:style-name="P2"/>
      <text:section text:style-name="Sect1" text:name="Section1">
        <text:p text:style-name="P2">Introduction <text:tab/><text:tab/><text:tab/> <text:s text:c="5"/>3</text:p>
        <text:p text:style-name="P2">The world of Nepheshria…………………………4</text:p>
        <text:p text:style-name="P2">Using this book………………………………………..4</text:p>
        <text:p text:style-name="P4">How to play……………………………………………..6</text:p>
        <text:p text:style-name="P4">Adventures………………………………………………7</text:p>
        <text:p text:style-name="P2">Part 1 Characters Creations <text:tab/> <text:s text:c="5"/>6</text:p>
        <text:p text:style-name="P2">Part 2 How a round goes<text:tab/> <text:s text:c="6"/>7</text:p>
        <text:p text:style-name="P4">Part 3 Training system<text:tab/><text:tab/> <text:s text:c="6"/>8</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section>
      <text:h text:style-name="P7" text:outline-level="1"/>
      <text:h text:style-name="P8" text:outline-level="1">Introduction</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Text_20_body">However, like every other role-playing game Nepheshria is about living your own adventure with your friend. To live an adventure, what did I need, you may ask. To live an adventure, you will need two types of players:</text:p>
        <text:p text:style-name="Text_20_body">- The Adventurer. They are players that incarnate the characters that will live the adventure.</text:p>
        <text:p text:style-name="Text_20_body">- The DM. It’s the player that will narrate the story and decide on the result of adventurer’s actions.</text:p>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text:p>
        <text:p text:style-name="Text_20_body">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text:s/>idea and decide to help you a bit or disadvantage you because killing a PNJ necessary to the plot isn’t really a good idea.</text:p>
        <text:p text:style-name="Text_20_body">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Text_20_body">Since the purpose of every role-playing game is to create an exciting story of bold adventurers who confront deadly perils, losing or winning the game wouldn't make sense. So, if an adventurer die the other adventurers can find a way <text:soft-page-break/>to resurrect him or he can just recreate a character.</text:p>
        <text:h text:style-name="Heading_20_2" text:outline-level="2"><text:line-break/>The world of Nepheshria</text:h>
        <text:p text:style-name="Text_20_body"><text:line-break/>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How to use this book</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Part 2 How a round goes: Here you will find all the rules you need to know to play the game as a DM and a player. There will be some examples of a classic round and some tips for the player and the DM. </text:p>
        <text:p text:style-name="Text_20_body">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How to play</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ext:s/>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costume. This is totally optional, but if you can this might enhance your immersion. </text:p>
        <text:h text:style-name="Heading_20_3" text:outline-level="3"><text:soft-page-break/>The world of dice</text:h>
        <text:p text:style-name="Text_20_body">If you are used to TTRPG’s or if you are just passing by you might have notice that we use many special dice. You can fin those dice in tabletop games store or on internet.</text:p>
        <text:p text:style-name="Text_20_body">We usually use an abbreviation to talk about those dice, these abbreviation work like this:</text:p>
        <text:p text:style-name="Text_20_body">- 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Text_20_body">Like this :</text:p>
        <text:p text:style-name="Text_20_body"><text:s/>[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he D100</text:h>
        <text:p text:style-name="Text_20_body">Does your characters will manage to strike the plunderer that run toward him, or will his sword drive away the flies? </text:p>
        <text:p text:style-name="Text_20_body">In cases where the outcome of an action is uncertain, in Nepheshria, we rely on rolls of d100, to determine success or failure. Every character in the game possesses capabilities defined by five ability scores. The abilities are:</text:p>
        <text:p text:style-name="Text_20_body">- Dexterity: For anything that requires precision and stealth such as lock-picking, infiltration, dodging or handling slashing weapon</text:p>
        <text:p text:style-name="Text_20_body">- Strength: For anything that requires sheer strength such as weightlifting, stamina or handling blunder weapons.</text:p>
        <text:p text:style-name="Text_20_body">- Social: For anything that requires communicating to other people, such as negotiation or social interaction.</text:p>
        <text:p text:style-name="Text_20_body">- Instinct: For anything that requires your innate sensations, such as sensing your environment or manipulating certain magics.</text:p>
        <text:p text:style-name="Text_20_body">- Intelligence: For anything that requires knowledge, such as identifying things, mythological and historical comprehension or manipulating certain magics.</text:p>
        <text:p text:style-name="Text_20_body">They typically range from 6 to 95 for most adventurers. These ability scores, and the ability modifiers derived from them, are the basis for almost every d100 roll that a player makes on a character. All ability checks rolls follow these simple steps:</text:p>
        <text:p text:style-name="Text_20_body">1. Identify the ability to check, usually it’s the DM who decide.</text:p>
        <text:p text:style-name="Text_20_body">2. Apply circumstantial bonuses and penalties some knowledge, the effect of a spell, an artefact or particular circumstance. Once you’ve done that you, obtain the number you need to roll under.</text:p>
        <text:p text:style-name="Text_20_body">For example, if need to do a dexterity check you count like this: your dexterity + modifier so it will give you 60 + 15 = 75</text:p>
        <text:p text:style-name="Text_20_body">3. Then you can roll and compare the result to the number if you roll is lower or equal to your number, the ability check is a success. Otherwise, it’s a failure.</text:p>
        <text:p text:style-name="Text_20_body">In our case you need to roll a number under or equal to 75.</text:p>
        <text:p text:style-name="Text_20_body">The DM will then decide what will happened in adequation of the result of the roll. The lower the result is the greater the result will be.</text:p>
        <text:h text:style-name="Heading_20_3" text:outline-level="3">Advantage / Disadvantage</text:h>
        <text:p text:style-name="Text_20_body"><text:bookmark text:name="p216"/><text:span text:style-name="T9">It might </text:span><text:bookmark text:name="378-379"/><text:span text:style-name="T9">happen that in some </text:span><text:bookmark text:name="335-336"/><text:span text:style-name="T9">situation your </text:span><text:bookmark text:name="337-338"/><text:span text:style-name="T9">character will be proficient or inefficient in his </text:span><text:bookmark text:name="339-340"/><text:span text:style-name="T9">action.</text:span><text:bookmark text:name="p217"/><text:span text:style-name="T9"> Those </text:span><text:bookmark text:name="341-342"/><text:span text:style-name="T9">proficiency </text:span><text:bookmark text:name="380-381"/><text:span text:style-name="T9">comes when </text:span><text:bookmark text:name="226"/><text:span text:style-name="T9">you are </text:span><text:bookmark text:name="382-383"/><text:span text:style-name="T9">executing an </text:span><text:bookmark text:name="343-344"/><text:span text:style-name="T9">action in </text:span><text:bookmark text:name="345"/><text:span text:style-name="T9">adequacy with your </text:span><text:bookmark text:name="346-347"/><text:span text:style-name="T9">alignment or your </text:span><text:bookmark text:name="348-349"/><text:span text:style-name="T9">passion/</text:span><text:bookmark text:name="350-351"/><text:span text:style-name="T9">theme.</text:span><text:bookmark text:name="p1008"/><text:span text:style-name="T9"> <text:line-break/></text:span><text:bookmark text:name="p1009"/><text:bookmark text:name="p1009-pl12"/><text:span text:style-name="T9">In those </text:span><text:bookmark text:name="1097-1098-p1009-pl"/><text:span text:style-name="T9">case</text:span><text:bookmark text:name="p1009-pl11"/><text:span text:style-name="T9"> </text:span><text:bookmark text:name="1016-p1009-pl"/><text:span text:style-name="T9">you</text:span><text:bookmark text:name="p1009-pl10"/><text:span text:style-name="T9"> will </text:span><text:bookmark text:name="1121-1122-p1009-pl"/><text:span text:style-name="T9">perform</text:span><text:bookmark text:name="p1009-pl9"/><text:span text:style-name="T9"> two </text:span><text:bookmark text:name="1099-1100-p1009-pl"/><text:span text:style-name="T9">rolls</text:span><text:bookmark text:name="p1009-pl8"/><text:span text:style-name="T9"> </text:span><text:soft-page-break/><text:span text:style-name="T9">and will </text:span><text:bookmark text:name="1033-1123-1124-p1009-pl"/><text:span text:style-name="T9">choose</text:span><text:bookmark text:name="p1009-pl7"/><text:span text:style-name="T9"> the </text:span><text:bookmark text:name="1032-p1009-pl"/><text:span text:style-name="T9">best</text:span><text:bookmark text:name="p1009-pl6"/><text:span text:style-name="T9"> one if </text:span><text:bookmark text:name="1017-p1009-pl"/><text:span text:style-name="T9">you</text:span><text:bookmark text:name="p1009-pl5"/><text:span text:style-name="T9"> </text:span><text:bookmark text:name="1125-1126-p1009-pl"/><text:span text:style-name="T9">are</text:span><text:bookmark text:name="p1009-pl4"/><text:span text:style-name="T9"> in an </text:span><text:bookmark text:name="1101-1102-p1009-pl"/><text:span text:style-name="T9">advantage</text:span><text:bookmark text:name="p1009-pl3"/><text:span text:style-name="T9">, and the worst one when </text:span><text:bookmark text:name="1018-p1009-pl"/><text:span text:style-name="T9">you</text:span><text:bookmark text:name="p1009-pl2"/><text:span text:style-name="T9"> </text:span><text:bookmark text:name="1127-1128-p1009-pl"/><text:span text:style-name="T9">are</text:span><text:bookmark text:name="p1009-pl1"/><text:span text:style-name="T9"> in a </text:span><text:bookmark text:name="1103-1104-p1009-pl"/><text:span text:style-name="T9">disadvantage</text:span><text:bookmark text:name="p1009-pl"/><text:span text:style-name="T9">.</text:span></text:p>
        <text:p text:style-name="Text_20_body"><text:bookmark text:name="p1010"/><text:span text:style-name="T9">For </text:span><text:bookmark text:name="1105-1106"/><text:span text:style-name="T9">example :</text:span></text:p>
        <text:p text:style-name="Text_20_body"><text:span text:style-name="T9">You </text:span><text:bookmark text:name="1230-1231"/><text:span text:style-name="T9">are a historian passionate about the </text:span><text:bookmark text:name="1166"/><text:span text:style-name="T9">pres-imperial period and </text:span><text:bookmark text:name="1232-1233"/><text:span text:style-name="T9">are in the </text:span><text:bookmark text:name="1216-1217"/><text:span text:style-name="T9">process of </text:span><text:bookmark text:name="1234-1235"/><text:span text:style-name="T9">identifying an </text:span><text:bookmark text:name="1218-1219"/><text:span text:style-name="T9">artifact that </text:span><text:bookmark text:name="1020"/><text:span text:style-name="T9">you </text:span><text:bookmark text:name="1236-1237"/><text:span text:style-name="T9">think to </text:span><text:bookmark text:name="1238-1239"/><text:span text:style-name="T9">be a </text:span><text:bookmark text:name="1167"/><text:span text:style-name="T9">pres-imperial </text:span><text:bookmark text:name="1155"/><text:span text:style-name="T9">Erebonix mask.</text:span><text:bookmark text:name="p1152"/><text:span text:style-name="T9"> </text:span></text:p>
        <text:p text:style-name="Text_20_body"><text:span text:style-name="T9">In this </text:span><text:bookmark text:name="1220-1221"/><text:span text:style-name="T9">situation since your </text:span><text:bookmark text:name="1222-1223"/><text:span text:style-name="T9">character is fond of </text:span><text:bookmark text:name="1168"/><text:span text:style-name="T9">pres-imperial history and </text:span><text:bookmark text:name="1240-1241"/><text:span text:style-name="T9">is from the intellect alignment, </text:span><text:bookmark text:name="1160"/><text:span text:style-name="T9">you will be advantaged.</text:span><text:bookmark text:name="p1153"/><text:span text:style-name="T9"> </text:span></text:p>
        <text:p text:style-name="Text_20_body"><text:span text:style-name="T9">Since </text:span><text:bookmark text:name="1161"/><text:span text:style-name="T9">you are in </text:span><text:bookmark text:name="1224-1225"/><text:span text:style-name="T9">advantage </text:span><text:bookmark text:name="1162"/><text:span text:style-name="T9">you will </text:span><text:bookmark text:name="1242-1243"/><text:span text:style-name="T9">roll two </text:span><text:bookmark text:name="1226-1227"/><text:span text:style-name="T9">dice for the </text:span><text:bookmark text:name="1228-1229"/><text:span text:style-name="T9">identification.</text:span><text:bookmark text:name="p1154"/><text:span text:style-name="T9"> </text:span><text:bookmark text:name="1244-1245"/><text:span text:style-name="T9">Let's </text:span><text:bookmark text:name="1246-1247"/><text:span text:style-name="T9">assume </text:span><text:bookmark text:name="1163"/><text:span text:style-name="T9">you </text:span><text:bookmark text:name="1248-1249"/><text:span text:style-name="T9">got a 80 and a 30, In this case </text:span><text:bookmark text:name="1164"/><text:span text:style-name="T9">you will </text:span><text:bookmark text:name="1170"/><text:span text:style-name="T9">only count the best roll so </text:span><text:bookmark text:name="1165"/><text:span text:style-name="T9">you </text:span><text:bookmark text:name="1171-1250-1251"/><text:span text:style-name="T9">obtain a 30.</text:span></text:p>
        <text:h text:style-name="Heading_20_2" text:outline-level="2">Adventures</text:h>
        <text:p text:style-name="P13">Every roleplaying game consists of <text:s/>a group of characters embarking on an adventure that the Dungeon Master presents to them. Each character brings particular capabilities to the adventure in the form of ability scores and skills, class features, racial traits, equipment, and magic items. Every character is different, with various strengths and weaknesses, so the best party of adventurers is one in which the characters complement each other and cover the weaknesses of their companions. The adventurers must cooperate to successfully complete the adventure. </text:p>
        <text:p text:style-name="P13">The adventure is the heart of the game, a story with a beginning, a middle, and an end.</text:p>
        <text:p text:style-name="P13">An adventure might be created by the Dungeon Master or found in internet, tweaked, and modified to suit the DM’s needs and desires. In either case, an adventure features a fantastic setting, whether it’s an underground dungeon, a crumbling castle, a stretch of wilderness, or a bustling city. <text:s/>It features a rich cast of character: the <text:s/>adventurers created and played by the other players at the table, as well as nonplayer characters (NPCs). Those characters might be patrons, allies, enemies, hirelings, or just background extras in an adventure. Often, one of the NPCs is a villain whose agenda drives much of an adventure’s action.</text:p>
        <text:p text:style-name="P13">Over the course of their adventures, the characters are confronted by a variety of creatures, objects, and situations that they must deal with in some way. Sometimes the adventurers and other creatures do their best to kill or capture each other in combat. At other times, the adventurers talk to another creature (or even a magical object) with a goal in mind. And often, the <text:s/>adventurers spend time trying to solve a puzzle, bypass an obstacle, find something hidden, or unravel the current situation. Meanwhile, the adventurers explore the <text:s/>world, making decisions about which way to travel and what they’ll try to do next. </text:p>
        <text:p text:style-name="P13">Adventures vary in length and complexity. A short adventure might present only a few challenges, and it might take no more than a single game session to complete, they are generally called one-shot. A long adventure can involve hundreds of combats, interactions, and other challenges, and take dozens of sessions to play through, stretching over weeks or months of real time. Usually, the end of an adventure is marked by the adventurers heading back to civilization to rest and enjoy the spoils of their labors.</text:p>
        <text:p text:style-name="P13">But that’s not the end of the story. You can think of an adventure as a single episode of a TV series, made up of multiple exciting scenes. A campaign is the whole series—a string of adventures joined together, with a consistent group of adventurers following the narrative from start to finish.</text:p>
        <text:p text:style-name="P13"/>
        <text:p text:style-name="P13">The Three Pillars of Adventure</text:p>
        <text:p text:style-name="P13">Adventurers can try to do anything their players can imagine, but it can be helpful to talk about their activities in three broad categories: exploration, social interaction, and combat.</text:p>
        <text:p text:style-name="P13">Exploration includes both the adventurers’ movement through the world and their interaction with objects and situations that require their attention. <text:soft-page-break/>Exploration is the give-and-take of the players describing what they want their characters to do, and the Dungeon Master telling the players what happens as a result. On a large scale, that might involve the characters spending a day crossing a rolling plain or an hour making their way through caverns underground. On the smallest scale, it could mean one character ignite a torch in a dungeon room to see what’s around him.</text:p>
        <text:p text:style-name="P13">Social interaction features the adventurers talking to someone (or something) else. It might mean demanding that a captured scout reveal the secret entrance to the enemy lair, getting information from a rescued prisoner, pleading for mercy from a thug chieftain, or persuading a talkative magic mirror to show a distant location to the adventurers.</text:p>
        <text:p text:style-name="P13">Combat, involves characters and other creatures swinging weapons, casting spells, maneuvering for position, and so on—all in an effort to defeat their opponents, whether that means killing every enemy, taking captives, or forcing a rout. Combat is the most structured element of a roleplaying game, with creatures taking turns to make sure that everyone gets a chance to act. Even in the context of a pitched battle, there’s still plenty of opportunity for adventurers to attempt wacky stunts like surfing down a flight of stairs on a shield, to examine the environment (perhaps by pulling a mysterious lever), and to interact with other creatures, including allies, enemies, and neutral parties. </text:p>
        <text:p text:style-name="P13"/>
        <text:p text:style-name="P13">The Wonders of Magic</text:p>
        <text:p text:style-name="P13">Few D&amp;D adventures end without something magical happening. Whether helpful or harmful, magic appears frequently in the life of an adventurer, and it is the focus of chapters 10 and 11. </text:p>
        <text:p text:style-name="P13">In the worlds o f D u n g e o n s &amp; D r a g o n s, practitioners of magic are rare, set apart from the masses of people by their extraordinary talent. Common folk might see evidence of magic on a regular basis, but it’s usually minor—a fantastic monster, a visibly answered prayer, a w izard walking through the streets with an animated shield guardian as a bodyguard.</text:p>
        <text:p text:style-name="P13">For adventurers, though, magic is key to their survival. without the healing magic of clerics and paladins; adventurers would quickly succumb to their wounds.</text:p>
        <text:p text:style-name="P13">Without the uplifting magical support of bards and clerics, warriors might be overwhelmed by powerful foes. Without the sheer magical power and versatility of wizards and druids, every threat would be magnified tenfold. </text:p>
        <text:p text:style-name="P13">Magic is also a favored tool of villains. Many adventures are driven by the machinations of spellcasters who are hellbent on using magic for some ill end. A cult leader seeks to awaken a god who slumbers beneath the sea, a hag kidnaps youths to magically drain them of their vigor, a mad wizard labors to invest an army of; automatons with a facsimile of life, a dragon begins a mystical ritual to rise up as a god of destruction—these are just a few of the magical threats that adventurers might face. With magic of their own, in the form of spells and magic items, the adventurers might prevail!<text:bookmark-start text:name="_Hlk81171811"/><text:bookmark-start text:name="_Hlk81130933"/></text:p>
        <text:p text:style-name="P13"><text:bookmark-end text:name="_Hlk81081955"/><text:bookmark-end text:name="_Hlk81130933"/><text:bookmark-end text:name="_Hlk81171811"/></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lgerian4" svg:font-family="Algerian" style:font-family-generic="decorativ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Noto Sans Mono CJK SC" svg:font-family="'Noto Sans Mono CJK SC'" style:font-family-generic="modern" style:font-pitch="fixed"/>
    <style:font-face style:name="Algerian" svg:font-family="Algerian" style:font-family-generic="decorative" style:font-pitch="variable"/>
    <style:font-face style:name="Algerian2" svg:font-family="Algerian" style:font-adornments="Gras" style:font-family-generic="decorative" style:font-pitch="variable"/>
    <style:font-face style:name="Algerian1" svg:font-family="Algerian" style:font-adornments="Normal" style:font-family-generic="decorative" style:font-pitch="variable"/>
    <style:font-face style:name="Algerian3" svg:font-family="Algerian" style:font-family-generic="roman" style:font-pitch="variable"/>
    <style:font-face style:name="Calibri1"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styles>
    <draw:gradient draw:name="gradient" draw:style="linear" draw:start-color="#000000" draw:end-color="#ffffff" draw:start-intensity="100%" draw:end-intensity="100%" draw:angle="0"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Normal" style:font-family-generic="swiss" style:font-pitch="variable" fo:language="en" fo:country="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00%" fo:text-align="justify" style:justify-single-word="false" fo:text-indent="0.748cm" style:auto-text-indent="false" style:page-number="auto"/>
      <style:text-properties fo:font-size="11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1"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1"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class="chapter" style:master-page-name="">
      <style:paragraph-properties fo:margin-top="4.001cm" fo:margin-bottom="0.499cm" loext:contextual-spacing="false" fo:text-align="center" style:justify-single-word="false" style:page-number="auto"/>
      <style:text-properties fo:color="#ffffff" style:font-name="Algerian1" fo:font-family="Algerian" style:font-style-name="Normal" style:font-family-generic="decorative" style:font-pitch="variable" fo:font-size="72pt" fo:font-weight="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master-page-name="">
      <style:paragraph-properties fo:text-align="end" style:justify-single-word="false" style:page-number="auto"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master-page-name="">
      <style:paragraph-properties style:page-number="auto"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cm" fo:margin-bottom="0.4cm" loext:contextual-spacing="false" fo:text-align="center" style:justify-single-word="false" style:page-number="auto">
        <style:tab-stops/>
      </style:paragraph-properties>
      <style:text-properties style:font-name="Algerian2" fo:font-family="Algerian" style:font-style-name="Gras" style:font-family-generic="decorative" style:font-pitch="variable" fo:font-size="32pt" fo:font-weight="bold" style:font-size-asian="130%" style:font-weight-asian="bold" style:font-size-complex="130%"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itre_20_Car" style:display-name="Titre Car" style:family="text" style:parent-style-name="Default_20_Paragraph_20_Font">
      <style:text-properties fo:color="#ffffff" style:font-name="Algerian3"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Footer_20_left"/>
      </style:header>
      <loext:header-first>
        <text:p text:style-name="MP1"/>
      </loext:header-first>
      <style:footer>
        <text:p text:style-name="Footer"><text:page-number text:select-page="current">4</text:page-number></text:p>
      </style:footer>
      <loext:footer-first>
        <text:p text:style-name="MP2">Everything you need to enjoy your own adventure</text:p>
      </loext:footer-first>
    </style:master-page>
    <style:master-page style:name="Converted1" style:page-layout-name="Mpm2"/>
    <style:master-page style:name="Converted2"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5T18:10:55.246000000</meta:creation-date>
    <dc:date>2021-10-12T15:11:38.748814940</dc:date>
    <meta:editing-duration>PT3H27M25S</meta:editing-duration>
    <meta:editing-cycles>7</meta:editing-cycles>
    <meta:generator>LibreOffice/6.4.7.2$Linux_X86_64 LibreOffice_project/40$Build-2</meta:generator>
    <meta:document-statistic meta:table-count="0" meta:image-count="0" meta:object-count="0" meta:page-count="8" meta:paragraph-count="97" meta:word-count="3013" meta:character-count="17094" meta:non-whitespace-character-count="14125"/>
  </office:meta>
</office:document-meta>
</file>